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12.056cm" svg:y="1.478cm">
            <draw:object draw:notify-on-update-of-ranges="Sheet1.A10:Sheet1.A10 Sheet1.A11:Sheet1.A91 Sheet1.B10:Sheet1.B10 Sheet1.B11:Sheet1.B91 Sheet1.A10:Sheet1.A10 Sheet1.A11:Sheet1.A91 Sheet1.C10:Sheet1.C10 Sheet1.C11:Sheet1.C91 Sheet1.A10:Sheet1.A10 Sheet1.A11:Sheet1.A91 Sheet1.D10:Sheet1.D10 Sheet1.D11:Sheet1.D91 Sheet1.A10:Sheet1.A10 Sheet1.A11:Sheet1.A91 Sheet1.E10:Sheet1.E10 Sheet1.E11:Sheet1.E9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string">
            <text:p>beta </text:p>
          </table:table-cell>
          <table:table-cell office:value-type="float" office:value="200">
            <text:p>200</text:p>
          </table:table-cell>
          <table:table-cell office:value-type="string">
            <text:p>alpha </text:p>
          </table:table-cell>
          <table:table-cell table:formula="of:=[.B2]/(1+[.B2])" office:value-type="float" office:value="0.99502487562189">
            <text:p>0,9950248756</text:p>
          </table:table-cell>
          <table:table-cell/>
        </table:table-row>
        <table:table-row table:style-name="ro2">
          <table:table-cell office:value-type="string">
            <text:p>VT/mV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string">
            <text:p>I0/mA</text:p>
          </table:table-cell>
          <table:table-cell office:value-type="float" office:value="1">
            <text:p>1</text:p>
          </table:table-cell>
          <table:table-cell office:value-type="string">
            <text:p>steigung</text:p>
          </table:table-cell>
          <table:table-cell table:formula="of:=[.D2]*[.B4]/(4*[.B3])" office:value-type="float" office:value="0.00956754688097972">
            <text:p>0,0095675469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2">
          <table:table-cell office:value-type="string">
            <text:p>Vin/mV</text:p>
          </table:table-cell>
          <table:table-cell office:value-type="string">
            <text:p>IC1</text:p>
          </table:table-cell>
          <table:table-cell office:value-type="string">
            <text:p>IC2</text:p>
          </table:table-cell>
          <table:table-cell office:value-type="string">
            <text:p>Steig-IC1</text:p>
          </table:table-cell>
          <table:table-cell office:value-type="string">
            <text:p>steig IC2</text:p>
          </table:table-cell>
        </table:table-row>
        <table:table-row table:style-name="ro2">
          <table:table-cell office:value-type="float" office:value="-200">
            <text:p>-200</text:p>
          </table:table-cell>
          <table:table-cell table:formula="of:=[.D$2]*[.B$4]/(1+EXP(-[.A11]/[.B$3]))" office:value-type="float" office:value="0.000453846531399463">
            <text:p>0,0004538465</text:p>
          </table:table-cell>
          <table:table-cell table:formula="of:=[.D$2]*[.B$4]/(1+EXP([.A11]/[.B$3]))" office:value-type="float" office:value="0.994571029090491">
            <text:p>0,9945710291</text:p>
          </table:table-cell>
          <table:table-cell table:number-columns-repeated="2"/>
        </table:table-row>
        <table:table-row table:style-name="ro2">
          <table:table-cell office:value-type="float" office:value="-195">
            <text:p>-195</text:p>
          </table:table-cell>
          <table:table-cell table:formula="of:=[.D$2]*[.B$4]/(1+EXP(-[.A12]/[.B$3]))" office:value-type="float" office:value="0.000550028494451343">
            <text:p>0,0005500285</text:p>
          </table:table-cell>
          <table:table-cell table:formula="of:=[.D$2]*[.B$4]/(1+EXP([.A12]/[.B$3]))" office:value-type="float" office:value="0.994474847127439">
            <text:p>0,9944748471</text:p>
          </table:table-cell>
          <table:table-cell table:number-columns-repeated="2"/>
        </table:table-row>
        <table:table-row table:style-name="ro2">
          <table:table-cell office:value-type="float" office:value="-190">
            <text:p>-190</text:p>
          </table:table-cell>
          <table:table-cell table:formula="of:=[.D$2]*[.B$4]/(1+EXP(-[.A13]/[.B$3]))" office:value-type="float" office:value="0.000666580272412515">
            <text:p>0,0006665803</text:p>
          </table:table-cell>
          <table:table-cell table:formula="of:=[.D$2]*[.B$4]/(1+EXP([.A13]/[.B$3]))" office:value-type="float" office:value="0.994358295349478">
            <text:p>0,9943582953</text:p>
          </table:table-cell>
          <table:table-cell table:number-columns-repeated="2"/>
        </table:table-row>
        <table:table-row table:style-name="ro2">
          <table:table-cell office:value-type="float" office:value="-185">
            <text:p>-185</text:p>
          </table:table-cell>
          <table:table-cell table:formula="of:=[.D$2]*[.B$4]/(1+EXP(-[.A14]/[.B$3]))" office:value-type="float" office:value="0.000807809467226929">
            <text:p>0,0008078095</text:p>
          </table:table-cell>
          <table:table-cell table:formula="of:=[.D$2]*[.B$4]/(1+EXP([.A14]/[.B$3]))" office:value-type="float" office:value="0.994217066154664">
            <text:p>0,9942170662</text:p>
          </table:table-cell>
          <table:table-cell table:number-columns-repeated="2"/>
        </table:table-row>
        <table:table-row table:style-name="ro2">
          <table:table-cell office:value-type="float" office:value="-180">
            <text:p>-180</text:p>
          </table:table-cell>
          <table:table-cell table:formula="of:=[.D$2]*[.B$4]/(1+EXP(-[.A15]/[.B$3]))" office:value-type="float" office:value="0.00097893160974581">
            <text:p>0,0009789316</text:p>
          </table:table-cell>
          <table:table-cell table:formula="of:=[.D$2]*[.B$4]/(1+EXP([.A15]/[.B$3]))" office:value-type="float" office:value="0.994045944012145">
            <text:p>0,994045944</text:p>
          </table:table-cell>
          <table:table-cell table:number-columns-repeated="2"/>
        </table:table-row>
        <table:table-row table:style-name="ro2">
          <table:table-cell office:value-type="float" office:value="-175">
            <text:p>-175</text:p>
          </table:table-cell>
          <table:table-cell table:formula="of:=[.D$2]*[.B$4]/(1+EXP(-[.A16]/[.B$3]))" office:value-type="float" office:value="0.00118626012244644">
            <text:p>0,0011862601</text:p>
          </table:table-cell>
          <table:table-cell table:formula="of:=[.D$2]*[.B$4]/(1+EXP([.A16]/[.B$3]))" office:value-type="float" office:value="0.993838615499444">
            <text:p>0,9938386155</text:p>
          </table:table-cell>
          <table:table-cell table:number-columns-repeated="2"/>
        </table:table-row>
        <table:table-row table:style-name="ro2">
          <table:table-cell office:value-type="float" office:value="-170">
            <text:p>-170</text:p>
          </table:table-cell>
          <table:table-cell table:formula="of:=[.D$2]*[.B$4]/(1+EXP(-[.A17]/[.B$3]))" office:value-type="float" office:value="0.00143743536901088">
            <text:p>0,0014374354</text:p>
          </table:table-cell>
          <table:table-cell table:formula="of:=[.D$2]*[.B$4]/(1+EXP([.A17]/[.B$3]))" office:value-type="float" office:value="0.99358744025288">
            <text:p>0,9935874403</text:p>
          </table:table-cell>
          <table:table-cell table:number-columns-repeated="2"/>
        </table:table-row>
        <table:table-row table:style-name="ro2">
          <table:table-cell office:value-type="float" office:value="-165">
            <text:p>-165</text:p>
          </table:table-cell>
          <table:table-cell table:formula="of:=[.D$2]*[.B$4]/(1+EXP(-[.A18]/[.B$3]))" office:value-type="float" office:value="0.00174170052386725">
            <text:p>0,0017417005</text:p>
          </table:table-cell>
          <table:table-cell table:formula="of:=[.D$2]*[.B$4]/(1+EXP([.A18]/[.B$3]))" office:value-type="float" office:value="0.993283175098023">
            <text:p>0,9932831751</text:p>
          </table:table-cell>
          <table:table-cell table:number-columns-repeated="2"/>
        </table:table-row>
        <table:table-row table:style-name="ro2">
          <table:table-cell office:value-type="float" office:value="-160">
            <text:p>-160</text:p>
          </table:table-cell>
          <table:table-cell table:formula="of:=[.D$2]*[.B$4]/(1+EXP(-[.A19]/[.B$3]))" office:value-type="float" office:value="0.00211023337794326">
            <text:p>0,0021102334</text:p>
          </table:table-cell>
          <table:table-cell table:formula="of:=[.D$2]*[.B$4]/(1+EXP([.A19]/[.B$3]))" office:value-type="float" office:value="0.992914642243947">
            <text:p>0,9929146422</text:p>
          </table:table-cell>
          <table:table-cell table:number-columns-repeated="2"/>
        </table:table-row>
        <table:table-row table:style-name="ro2">
          <table:table-cell office:value-type="float" office:value="-155">
            <text:p>-155</text:p>
          </table:table-cell>
          <table:table-cell table:formula="of:=[.D$2]*[.B$4]/(1+EXP(-[.A20]/[.B$3]))" office:value-type="float" office:value="0.00255654475583209">
            <text:p>0,0025565448</text:p>
          </table:table-cell>
          <table:table-cell table:formula="of:=[.D$2]*[.B$4]/(1+EXP([.A20]/[.B$3]))" office:value-type="float" office:value="0.992468330866058">
            <text:p>0,9924683309</text:p>
          </table:table-cell>
          <table:table-cell table:number-columns-repeated="2"/>
        </table:table-row>
        <table:table-row table:style-name="ro2">
          <table:table-cell office:value-type="float" office:value="-150">
            <text:p>-150</text:p>
          </table:table-cell>
          <table:table-cell table:formula="of:=[.D$2]*[.B$4]/(1+EXP(-[.A21]/[.B$3]))" office:value-type="float" office:value="0.00309695593871638">
            <text:p>0,0030969559</text:p>
          </table:table-cell>
          <table:table-cell table:formula="of:=[.D$2]*[.B$4]/(1+EXP([.A21]/[.B$3]))" office:value-type="float" office:value="0.991927919683174">
            <text:p>0,9919279197</text:p>
          </table:table-cell>
          <table:table-cell table:number-columns-repeated="2"/>
        </table:table-row>
        <table:table-row table:style-name="ro2">
          <table:table-cell office:value-type="float" office:value="-145">
            <text:p>-145</text:p>
          </table:table-cell>
          <table:table-cell table:formula="of:=[.D$2]*[.B$4]/(1+EXP(-[.A22]/[.B$3]))" office:value-type="float" office:value="0.00375116932470651">
            <text:p>0,0037511693</text:p>
          </table:table-cell>
          <table:table-cell table:formula="of:=[.D$2]*[.B$4]/(1+EXP([.A22]/[.B$3]))" office:value-type="float" office:value="0.991273706297184">
            <text:p>0,9912737063</text:p>
          </table:table-cell>
          <table:table-cell table:number-columns-repeated="2"/>
        </table:table-row>
        <table:table-row table:style-name="ro2">
          <table:table-cell office:value-type="float" office:value="-140">
            <text:p>-140</text:p>
          </table:table-cell>
          <table:table-cell table:formula="of:=[.D$2]*[.B$4]/(1+EXP(-[.A23]/[.B$3]))" office:value-type="float" office:value="0.00454294843012321">
            <text:p>0,0045429484</text:p>
          </table:table-cell>
          <table:table-cell table:formula="of:=[.D$2]*[.B$4]/(1+EXP([.A23]/[.B$3]))" office:value-type="float" office:value="0.990481927191767">
            <text:p>0,9904819272</text:p>
          </table:table-cell>
          <table:table-cell table:number-columns-repeated="2"/>
        </table:table-row>
        <table:table-row table:style-name="ro2">
          <table:table-cell office:value-type="float" office:value="-135">
            <text:p>-135</text:p>
          </table:table-cell>
          <table:table-cell table:formula="of:=[.D$2]*[.B$4]/(1+EXP(-[.A24]/[.B$3]))" office:value-type="float" office:value="0.00550092509463093">
            <text:p>0,0055009251</text:p>
          </table:table-cell>
          <table:table-cell table:formula="of:=[.D$2]*[.B$4]/(1+EXP([.A24]/[.B$3]))" office:value-type="float" office:value="0.98952395052726">
            <text:p>0,9895239505</text:p>
          </table:table-cell>
          <table:table-cell table:number-columns-repeated="2"/>
        </table:table-row>
        <table:table-row table:style-name="ro2">
          <table:table-cell office:value-type="float" office:value="-130">
            <text:p>-130</text:p>
          </table:table-cell>
          <table:table-cell table:formula="of:=[.D$2]*[.B$4]/(1+EXP(-[.A25]/[.B$3]))" office:value-type="float" office:value="0.00665955315849239">
            <text:p>0,0066595532</text:p>
          </table:table-cell>
          <table:table-cell table:formula="of:=[.D$2]*[.B$4]/(1+EXP([.A25]/[.B$3]))" office:value-type="float" office:value="0.988365322463398">
            <text:p>0,9883653225</text:p>
          </table:table-cell>
          <table:table-cell table:number-columns-repeated="2"/>
        </table:table-row>
        <table:table-row table:style-name="ro2">
          <table:table-cell office:value-type="float" office:value="-125">
            <text:p>-125</text:p>
          </table:table-cell>
          <table:table-cell table:formula="of:=[.D$2]*[.B$4]/(1+EXP(-[.A26]/[.B$3]))" office:value-type="float" office:value="0.00806022855267227">
            <text:p>0,0080602286</text:p>
          </table:table-cell>
          <table:table-cell table:formula="of:=[.D$2]*[.B$4]/(1+EXP([.A26]/[.B$3]))" office:value-type="float" office:value="0.986964647069218">
            <text:p>0,9869646471</text:p>
          </table:table-cell>
          <table:table-cell table:number-columns-repeated="2"/>
        </table:table-row>
        <table:table-row table:style-name="ro2">
          <table:table-cell office:value-type="float" office:value="-120">
            <text:p>-120</text:p>
          </table:table-cell>
          <table:table-cell table:formula="of:=[.D$2]*[.B$4]/(1+EXP(-[.A27]/[.B$3]))" office:value-type="float" office:value="0.00975259510789391">
            <text:p>0,0097525951</text:p>
          </table:table-cell>
          <table:table-cell table:formula="of:=[.D$2]*[.B$4]/(1+EXP([.A27]/[.B$3]))" office:value-type="float" office:value="0.985272280513997">
            <text:p>0,9852722805</text:p>
          </table:table-cell>
          <table:table-cell table:number-columns-repeated="2"/>
        </table:table-row>
        <table:table-row table:style-name="ro2">
          <table:table-cell office:value-type="float" office:value="-115">
            <text:p>-115</text:p>
          </table:table-cell>
          <table:table-cell table:formula="of:=[.D$2]*[.B$4]/(1+EXP(-[.A28]/[.B$3]))" office:value-type="float" office:value="0.0117960526021693">
            <text:p>0,0117960526</text:p>
          </table:table-cell>
          <table:table-cell table:formula="of:=[.D$2]*[.B$4]/(1+EXP([.A28]/[.B$3]))" office:value-type="float" office:value="0.983228823019721">
            <text:p>0,983228823</text:p>
          </table:table-cell>
          <table:table-cell table:number-columns-repeated="2"/>
        </table:table-row>
        <table:table-row table:style-name="ro2">
          <table:table-cell office:value-type="float" office:value="-110">
            <text:p>-110</text:p>
          </table:table-cell>
          <table:table-cell table:formula="of:=[.D$2]*[.B$4]/(1+EXP(-[.A29]/[.B$3]))" office:value-type="float" office:value="0.0142614774185477">
            <text:p>0,0142614774</text:p>
          </table:table-cell>
          <table:table-cell table:formula="of:=[.D$2]*[.B$4]/(1+EXP([.A29]/[.B$3]))" office:value-type="float" office:value="0.980763398203343">
            <text:p>0,9807633982</text:p>
          </table:table-cell>
          <table:table-cell table:number-columns-repeated="2"/>
        </table:table-row>
        <table:table-row table:style-name="ro2">
          <table:table-cell office:value-type="float" office:value="-105">
            <text:p>-105</text:p>
          </table:table-cell>
          <table:table-cell table:formula="of:=[.D$2]*[.B$4]/(1+EXP(-[.A30]/[.B$3]))" office:value-type="float" office:value="0.0172331549943023">
            <text:p>0,017233155</text:p>
          </table:table-cell>
          <table:table-cell table:formula="of:=[.D$2]*[.B$4]/(1+EXP([.A30]/[.B$3]))" office:value-type="float" office:value="0.977791720627588">
            <text:p>0,9777917206</text:p>
          </table:table-cell>
          <table:table-cell table:number-columns-repeated="2"/>
        </table:table-row>
        <table:table-row table:style-name="ro2">
          <table:table-cell office:value-type="float" office:value="-100">
            <text:p>-100</text:p>
          </table:table-cell>
          <table:table-cell table:formula="of:=[.D$2]*[.B$4]/(1+EXP(-[.A31]/[.B$3]))" office:value-type="float" office:value="0.0208109047464883">
            <text:p>0,0208109047</text:p>
          </table:table-cell>
          <table:table-cell table:formula="of:=[.D$2]*[.B$4]/(1+EXP([.A31]/[.B$3]))" office:value-type="float" office:value="0.974213970875402">
            <text:p>0,9742139709</text:p>
          </table:table-cell>
          <table:table-cell table:number-columns-repeated="2"/>
        </table:table-row>
        <table:table-row table:style-name="ro2">
          <table:table-cell office:value-type="float" office:value="-95">
            <text:p>-95</text:p>
          </table:table-cell>
          <table:table-cell table:formula="of:=[.D$2]*[.B$4]/(1+EXP(-[.A32]/[.B$3]))" office:value-type="float" office:value="0.0251123494323746">
            <text:p>0,0251123494</text:p>
          </table:table-cell>
          <table:table-cell table:formula="of:=[.D$2]*[.B$4]/(1+EXP([.A32]/[.B$3]))" office:value-type="float" office:value="0.969912526189516">
            <text:p>0,9699125262</text:p>
          </table:table-cell>
          <table:table-cell table:number-columns-repeated="2"/>
        </table:table-row>
        <table:table-row table:style-name="ro2">
          <table:table-cell office:value-type="float" office:value="-90">
            <text:p>-90</text:p>
          </table:table-cell>
          <table:table-cell table:formula="of:=[.D$2]*[.B$4]/(1+EXP(-[.A33]/[.B$3]))" office:value-type="float" office:value="0.0302752383692916">
            <text:p>0,0302752384</text:p>
          </table:table-cell>
          <table:table-cell table:formula="of:=[.D$2]*[.B$4]/(1+EXP([.A33]/[.B$3]))" office:value-type="float" office:value="0.964749637252599">
            <text:p>0,9647496373</text:p>
          </table:table-cell>
          <table:table-cell table:number-columns-repeated="2"/>
        </table:table-row>
        <table:table-row table:style-name="ro2">
          <table:table-cell office:value-type="float" office:value="-85">
            <text:p>-85</text:p>
          </table:table-cell>
          <table:table-cell table:formula="of:=[.D$2]*[.B$4]/(1+EXP(-[.A34]/[.B$3]))" office:value-type="float" office:value="0.0364596735673109">
            <text:p>0,0364596736</text:p>
          </table:table-cell>
          <table:table-cell table:formula="of:=[.D$2]*[.B$4]/(1+EXP([.A34]/[.B$3]))" office:value-type="float" office:value="0.95856520205458">
            <text:p>0,9585652021</text:p>
          </table:table-cell>
          <table:table-cell table:number-columns-repeated="2"/>
        </table:table-row>
        <table:table-row table:style-name="ro2">
          <table:table-cell office:value-type="float" office:value="-80">
            <text:p>-80</text:p>
          </table:table-cell>
          <table:table-cell table:formula="of:=[.D$2]*[.B$4]/(1+EXP(-[.A35]/[.B$3]))" office:value-type="float" office:value="0.0438500056981438">
            <text:p>0,0438500057</text:p>
          </table:table-cell>
          <table:table-cell table:formula="of:=[.D$2]*[.B$4]/(1+EXP([.A35]/[.B$3]))" office:value-type="float" office:value="0.951174869923747">
            <text:p>0,9511748699</text:p>
          </table:table-cell>
          <table:table-cell table:number-columns-repeated="2"/>
        </table:table-row>
        <table:table-row table:style-name="ro2">
          <table:table-cell office:value-type="float" office:value="-75">
            <text:p>-75</text:p>
          </table:table-cell>
          <table:table-cell table:formula="of:=[.D$2]*[.B$4]/(1+EXP(-[.A36]/[.B$3]))" office:value-type="float" office:value="0.052656060283188">
            <text:p>0,0526560603</text:p>
          </table:table-cell>
          <table:table-cell table:formula="of:=[.D$2]*[.B$4]/(1+EXP([.A36]/[.B$3]))" office:value-type="float" office:value="0.942368815338703">
            <text:p>0,9423688153</text:p>
          </table:table-cell>
          <table:table-cell table:number-columns-repeated="2"/>
        </table:table-row>
        <table:table-row table:style-name="ro2">
          <table:table-cell office:value-type="float" office:value="-70">
            <text:p>-70</text:p>
          </table:table-cell>
          <table:table-cell table:formula="of:=[.D$2]*[.B$4]/(1+EXP(-[.A37]/[.B$3]))" office:value-type="float" office:value="0.063113224224012">
            <text:p>0,0631132242</text:p>
          </table:table-cell>
          <table:table-cell table:formula="of:=[.D$2]*[.B$4]/(1+EXP([.A37]/[.B$3]))" office:value-type="float" office:value="0.931911651397879">
            <text:p>0,9319116514</text:p>
          </table:table-cell>
          <table:table-cell table:number-columns-repeated="2"/>
        </table:table-row>
        <table:table-row table:style-name="ro2">
          <table:table-cell office:value-type="float" office:value="-65">
            <text:p>-65</text:p>
          </table:table-cell>
          <table:table-cell table:formula="of:=[.D$2]*[.B$4]/(1+EXP(-[.A38]/[.B$3]))" office:value-type="float" office:value="0.0754807761405409">
            <text:p>0,0754807761</text:p>
          </table:table-cell>
          <table:table-cell table:formula="of:=[.D$2]*[.B$4]/(1+EXP([.A38]/[.B$3]))" office:value-type="float" office:value="0.91954409948135">
            <text:p>0,9195440995</text:p>
          </table:table-cell>
          <table:table-cell table:number-columns-repeated="2"/>
        </table:table-row>
        <table:table-row table:style-name="ro2">
          <table:table-cell office:value-type="float" office:value="-60">
            <text:p>-60</text:p>
          </table:table-cell>
          <table:table-cell table:formula="of:=[.D$2]*[.B$4]/(1+EXP(-[.A39]/[.B$3]))" office:value-type="float" office:value="0.0900376994934239">
            <text:p>0,0900376995</text:p>
          </table:table-cell>
          <table:table-cell table:formula="of:=[.D$2]*[.B$4]/(1+EXP([.A39]/[.B$3]))" office:value-type="float" office:value="0.904987176128467">
            <text:p>0,9049871761</text:p>
          </table:table-cell>
          <table:table-cell table:number-columns-repeated="2"/>
        </table:table-row>
        <table:table-row table:style-name="ro2">
          <table:table-cell office:value-type="float" office:value="-55">
            <text:p>-55</text:p>
          </table:table-cell>
          <table:table-cell table:formula="of:=[.D$2]*[.B$4]/(1+EXP(-[.A40]/[.B$3]))" office:value-type="float" office:value="0.107075110472372">
            <text:p>0,1070751105</text:p>
          </table:table-cell>
          <table:table-cell table:formula="of:=[.D$2]*[.B$4]/(1+EXP([.A40]/[.B$3]))" office:value-type="float" office:value="0.887949765149519">
            <text:p>0,8879497651</text:p>
          </table:table-cell>
          <table:table-cell table:number-columns-repeated="2"/>
        </table:table-row>
        <table:table-row table:style-name="ro2">
          <table:table-cell office:value-type="float" office:value="-50">
            <text:p>-50</text:p>
          </table:table-cell>
          <table:table-cell table:formula="of:=[.D$2]*[.B$4]/(1+EXP(-[.A41]/[.B$3]))" office:value-type="float" office:value="0.126884420042067">
            <text:p>0,12688442</text:p>
          </table:table-cell>
          <table:table-cell table:formula="of:=[.D$2]*[.B$4]/(1+EXP([.A41]/[.B$3]))" office:value-type="float" office:value="0.868140455579823">
            <text:p>0,8681404556</text:p>
          </table:table-cell>
          <table:table-cell table:formula="of:=[.D$4]*[.A41]+[.D$2]*[.B$4]/2" office:value-type="float" office:value="0.0191350937619594">
            <text:p>0,0191350938</text:p>
          </table:table-cell>
          <table:table-cell table:formula="of:=-[.D$4]*[.A41]+[.D$2]*[.B$4]/2" office:value-type="float" office:value="0.975889781859931">
            <text:p>0,9758897819</text:p>
          </table:table-cell>
        </table:table-row>
        <table:table-row table:style-name="ro2">
          <table:table-cell office:value-type="float" office:value="-45">
            <text:p>-45</text:p>
          </table:table-cell>
          <table:table-cell table:formula="of:=[.D$2]*[.B$4]/(1+EXP(-[.A42]/[.B$3]))" office:value-type="float" office:value="0.149740510590006">
            <text:p>0,1497405106</text:p>
          </table:table-cell>
          <table:table-cell table:formula="of:=[.D$2]*[.B$4]/(1+EXP([.A42]/[.B$3]))" office:value-type="float" office:value="0.845284365031884">
            <text:p>0,845284365</text:p>
          </table:table-cell>
          <table:table-cell table:formula="of:=[.D$4]*[.A42]+[.D$2]*[.B$4]/2" office:value-type="float" office:value="0.066972828166858">
            <text:p>0,0669728282</text:p>
          </table:table-cell>
          <table:table-cell table:formula="of:=-[.D$4]*[.A42]+[.D$2]*[.B$4]/2" office:value-type="float" office:value="0.928052047455033">
            <text:p>0,9280520475</text:p>
          </table:table-cell>
        </table:table-row>
        <table:table-row table:style-name="ro2">
          <table:table-cell office:value-type="float" office:value="-40">
            <text:p>-40</text:p>
          </table:table-cell>
          <table:table-cell table:formula="of:=[.D$2]*[.B$4]/(1+EXP(-[.A43]/[.B$3]))" office:value-type="float" office:value="0.175879634944059">
            <text:p>0,1758796349</text:p>
          </table:table-cell>
          <table:table-cell table:formula="of:=[.D$2]*[.B$4]/(1+EXP([.A43]/[.B$3]))" office:value-type="float" office:value="0.819145240677832">
            <text:p>0,8191452407</text:p>
          </table:table-cell>
          <table:table-cell table:formula="of:=[.D$4]*[.A43]+[.D$2]*[.B$4]/2" office:value-type="float" office:value="0.114810562571757">
            <text:p>0,1148105626</text:p>
          </table:table-cell>
          <table:table-cell table:formula="of:=-[.D$4]*[.A43]+[.D$2]*[.B$4]/2" office:value-type="float" office:value="0.880214313050134">
            <text:p>0,8802143131</text:p>
          </table:table-cell>
        </table:table-row>
        <table:table-row table:style-name="ro2">
          <table:table-cell office:value-type="float" office:value="-35">
            <text:p>-35</text:p>
          </table:table-cell>
          <table:table-cell table:formula="of:=[.D$2]*[.B$4]/(1+EXP(-[.A44]/[.B$3]))" office:value-type="float" office:value="0.205472519655458">
            <text:p>0,2054725197</text:p>
          </table:table-cell>
          <table:table-cell table:formula="of:=[.D$2]*[.B$4]/(1+EXP([.A44]/[.B$3]))" office:value-type="float" office:value="0.789552355966433">
            <text:p>0,789552356</text:p>
          </table:table-cell>
          <table:table-cell table:formula="of:=[.D$4]*[.A44]+[.D$2]*[.B$4]/2" office:value-type="float" office:value="0.162648296976655">
            <text:p>0,162648297</text:p>
          </table:table-cell>
          <table:table-cell table:formula="of:=-[.D$4]*[.A44]+[.D$2]*[.B$4]/2" office:value-type="float" office:value="0.832376578645235">
            <text:p>0,8323765786</text:p>
          </table:table-cell>
        </table:table-row>
        <table:table-row table:style-name="ro2">
          <table:table-cell office:value-type="float" office:value="-30">
            <text:p>-30</text:p>
          </table:table-cell>
          <table:table-cell table:formula="of:=[.D$2]*[.B$4]/(1+EXP(-[.A45]/[.B$3]))" office:value-type="float" office:value="0.238594297216504">
            <text:p>0,2385942972</text:p>
          </table:table-cell>
          <table:table-cell table:formula="of:=[.D$2]*[.B$4]/(1+EXP([.A45]/[.B$3]))" office:value-type="float" office:value="0.756430578405387">
            <text:p>0,7564305784</text:p>
          </table:table-cell>
          <table:table-cell table:formula="of:=[.D$4]*[.A45]+[.D$2]*[.B$4]/2" office:value-type="float" office:value="0.210486031381554">
            <text:p>0,2104860314</text:p>
          </table:table-cell>
          <table:table-cell table:formula="of:=-[.D$4]*[.A45]+[.D$2]*[.B$4]/2" office:value-type="float" office:value="0.784538844240337">
            <text:p>0,7845388442</text:p>
          </table:table-cell>
        </table:table-row>
        <table:table-row table:style-name="ro2">
          <table:table-cell office:value-type="float" office:value="-25">
            <text:p>-25</text:p>
          </table:table-cell>
          <table:table-cell table:formula="of:=[.D$2]*[.B$4]/(1+EXP(-[.A46]/[.B$3]))" office:value-type="float" office:value="0.275194303485929">
            <text:p>0,2751943035</text:p>
          </table:table-cell>
          <table:table-cell table:formula="of:=[.D$2]*[.B$4]/(1+EXP([.A46]/[.B$3]))" office:value-type="float" office:value="0.719830572135961">
            <text:p>0,7198305721</text:p>
          </table:table-cell>
          <table:table-cell table:formula="of:=[.D$4]*[.A46]+[.D$2]*[.B$4]/2" office:value-type="float" office:value="0.258323765786452">
            <text:p>0,2583237658</text:p>
          </table:table-cell>
          <table:table-cell table:formula="of:=-[.D$4]*[.A46]+[.D$2]*[.B$4]/2" office:value-type="float" office:value="0.736701109835438">
            <text:p>0,7367011098</text:p>
          </table:table-cell>
        </table:table-row>
        <table:table-row table:style-name="ro2">
          <table:table-cell office:value-type="float" office:value="-20">
            <text:p>-20</text:p>
          </table:table-cell>
          <table:table-cell table:formula="of:=[.D$2]*[.B$4]/(1+EXP(-[.A47]/[.B$3]))" office:value-type="float" office:value="0.315070178917629">
            <text:p>0,3150701789</text:p>
          </table:table-cell>
          <table:table-cell table:formula="of:=[.D$2]*[.B$4]/(1+EXP([.A47]/[.B$3]))" office:value-type="float" office:value="0.679954696704262">
            <text:p>0,6799546967</text:p>
          </table:table-cell>
          <table:table-cell table:formula="of:=[.D$4]*[.A47]+[.D$2]*[.B$4]/2" office:value-type="float" office:value="0.306161500191351">
            <text:p>0,3061615002</text:p>
          </table:table-cell>
          <table:table-cell table:formula="of:=-[.D$4]*[.A47]+[.D$2]*[.B$4]/2" office:value-type="float" office:value="0.68886337543054">
            <text:p>0,6888633754</text:p>
          </table:table-cell>
        </table:table-row>
        <table:table-row table:style-name="ro2">
          <table:table-cell office:value-type="float" office:value="-15">
            <text:p>-15</text:p>
          </table:table-cell>
          <table:table-cell table:formula="of:=[.D$2]*[.B$4]/(1+EXP(-[.A48]/[.B$3]))" office:value-type="float" office:value="0.357851642297579">
            <text:p>0,3578516423</text:p>
          </table:table-cell>
          <table:table-cell table:formula="of:=[.D$2]*[.B$4]/(1+EXP([.A48]/[.B$3]))" office:value-type="float" office:value="0.637173233324312">
            <text:p>0,6371732333</text:p>
          </table:table-cell>
          <table:table-cell table:formula="of:=[.D$4]*[.A48]+[.D$2]*[.B$4]/2" office:value-type="float" office:value="0.353999234596249">
            <text:p>0,3539992346</text:p>
          </table:table-cell>
          <table:table-cell table:formula="of:=-[.D$4]*[.A48]+[.D$2]*[.B$4]/2" office:value-type="float" office:value="0.641025641025641">
            <text:p>0,641025641</text:p>
          </table:table-cell>
        </table:table-row>
        <table:table-row table:style-name="ro2">
          <table:table-cell office:value-type="float" office:value="-10">
            <text:p>-10</text:p>
          </table:table-cell>
          <table:table-cell table:formula="of:=[.D$2]*[.B$4]/(1+EXP(-[.A49]/[.B$3]))" office:value-type="float" office:value="0.402999210425103">
            <text:p>0,4029992104</text:p>
          </table:table-cell>
          <table:table-cell table:formula="of:=[.D$2]*[.B$4]/(1+EXP([.A49]/[.B$3]))" office:value-type="float" office:value="0.592025665196788">
            <text:p>0,5920256652</text:p>
          </table:table-cell>
          <table:table-cell table:formula="of:=[.D$4]*[.A49]+[.D$2]*[.B$4]/2" office:value-type="float" office:value="0.401836969001148">
            <text:p>0,401836969</text:p>
          </table:table-cell>
          <table:table-cell table:formula="of:=-[.D$4]*[.A49]+[.D$2]*[.B$4]/2" office:value-type="float" office:value="0.593187906620743">
            <text:p>0,5931879066</text:p>
          </table:table-cell>
        </table:table-row>
        <table:table-row table:style-name="ro2">
          <table:table-cell office:value-type="float" office:value="-5">
            <text:p>-5</text:p>
          </table:table-cell>
          <table:table-cell table:formula="of:=[.D$2]*[.B$4]/(1+EXP(-[.A50]/[.B$3]))" office:value-type="float" office:value="0.449821589128725">
            <text:p>0,4498215891</text:p>
          </table:table-cell>
          <table:table-cell table:formula="of:=[.D$2]*[.B$4]/(1+EXP([.A50]/[.B$3]))" office:value-type="float" office:value="0.545203286493165">
            <text:p>0,5452032865</text:p>
          </table:table-cell>
          <table:table-cell table:formula="of:=[.D$4]*[.A50]+[.D$2]*[.B$4]/2" office:value-type="float" office:value="0.449674703406047">
            <text:p>0,4496747034</text:p>
          </table:table-cell>
          <table:table-cell table:formula="of:=-[.D$4]*[.A50]+[.D$2]*[.B$4]/2" office:value-type="float" office:value="0.545350172215844">
            <text:p>0,5453501722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[.D$2]*[.B$4]/(1+EXP(-[.A51]/[.B$3]))" office:value-type="float" office:value="0.497512437810945">
            <text:p>0,4975124378</text:p>
          </table:table-cell>
          <table:table-cell table:formula="of:=[.D$2]*[.B$4]/(1+EXP([.A51]/[.B$3]))" office:value-type="float" office:value="0.497512437810945">
            <text:p>0,4975124378</text:p>
          </table:table-cell>
          <table:table-cell table:formula="of:=[.D$4]*[.A51]+[.D$2]*[.B$4]/2" office:value-type="float" office:value="0.497512437810945">
            <text:p>0,4975124378</text:p>
          </table:table-cell>
          <table:table-cell table:formula="of:=-[.D$4]*[.A51]+[.D$2]*[.B$4]/2" office:value-type="float" office:value="0.497512437810945">
            <text:p>0,4975124378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D$2]*[.B$4]/(1+EXP(-[.A52]/[.B$3]))" office:value-type="float" office:value="0.545203286493165">
            <text:p>0,5452032865</text:p>
          </table:table-cell>
          <table:table-cell table:formula="of:=[.D$2]*[.B$4]/(1+EXP([.A52]/[.B$3]))" office:value-type="float" office:value="0.449821589128725">
            <text:p>0,4498215891</text:p>
          </table:table-cell>
          <table:table-cell table:formula="of:=[.D$4]*[.A52]+[.D$2]*[.B$4]/2" office:value-type="float" office:value="0.545350172215844">
            <text:p>0,5453501722</text:p>
          </table:table-cell>
          <table:table-cell table:formula="of:=-[.D$4]*[.A52]+[.D$2]*[.B$4]/2" office:value-type="float" office:value="0.449674703406047">
            <text:p>0,449674703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D$2]*[.B$4]/(1+EXP(-[.A53]/[.B$3]))" office:value-type="float" office:value="0.592025665196788">
            <text:p>0,5920256652</text:p>
          </table:table-cell>
          <table:table-cell table:formula="of:=[.D$2]*[.B$4]/(1+EXP([.A53]/[.B$3]))" office:value-type="float" office:value="0.402999210425103">
            <text:p>0,4029992104</text:p>
          </table:table-cell>
          <table:table-cell table:formula="of:=[.D$4]*[.A53]+[.D$2]*[.B$4]/2" office:value-type="float" office:value="0.593187906620743">
            <text:p>0,5931879066</text:p>
          </table:table-cell>
          <table:table-cell table:formula="of:=-[.D$4]*[.A53]+[.D$2]*[.B$4]/2" office:value-type="float" office:value="0.401836969001148">
            <text:p>0,401836969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[.D$2]*[.B$4]/(1+EXP(-[.A54]/[.B$3]))" office:value-type="float" office:value="0.637173233324312">
            <text:p>0,6371732333</text:p>
          </table:table-cell>
          <table:table-cell table:formula="of:=[.D$2]*[.B$4]/(1+EXP([.A54]/[.B$3]))" office:value-type="float" office:value="0.357851642297579">
            <text:p>0,3578516423</text:p>
          </table:table-cell>
          <table:table-cell table:formula="of:=[.D$4]*[.A54]+[.D$2]*[.B$4]/2" office:value-type="float" office:value="0.641025641025641">
            <text:p>0,641025641</text:p>
          </table:table-cell>
          <table:table-cell table:formula="of:=-[.D$4]*[.A54]+[.D$2]*[.B$4]/2" office:value-type="float" office:value="0.353999234596249">
            <text:p>0,353999234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[.D$2]*[.B$4]/(1+EXP(-[.A55]/[.B$3]))" office:value-type="float" office:value="0.679954696704262">
            <text:p>0,6799546967</text:p>
          </table:table-cell>
          <table:table-cell table:formula="of:=[.D$2]*[.B$4]/(1+EXP([.A55]/[.B$3]))" office:value-type="float" office:value="0.315070178917629">
            <text:p>0,3150701789</text:p>
          </table:table-cell>
          <table:table-cell table:formula="of:=[.D$4]*[.A55]+[.D$2]*[.B$4]/2" office:value-type="float" office:value="0.68886337543054">
            <text:p>0,6888633754</text:p>
          </table:table-cell>
          <table:table-cell table:formula="of:=-[.D$4]*[.A55]+[.D$2]*[.B$4]/2" office:value-type="float" office:value="0.306161500191351">
            <text:p>0,3061615002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[.D$2]*[.B$4]/(1+EXP(-[.A56]/[.B$3]))" office:value-type="float" office:value="0.719830572135961">
            <text:p>0,7198305721</text:p>
          </table:table-cell>
          <table:table-cell table:formula="of:=[.D$2]*[.B$4]/(1+EXP([.A56]/[.B$3]))" office:value-type="float" office:value="0.275194303485929">
            <text:p>0,2751943035</text:p>
          </table:table-cell>
          <table:table-cell table:formula="of:=[.D$4]*[.A56]+[.D$2]*[.B$4]/2" office:value-type="float" office:value="0.736701109835438">
            <text:p>0,7367011098</text:p>
          </table:table-cell>
          <table:table-cell table:formula="of:=-[.D$4]*[.A56]+[.D$2]*[.B$4]/2" office:value-type="float" office:value="0.258323765786452">
            <text:p>0,258323765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[.D$2]*[.B$4]/(1+EXP(-[.A57]/[.B$3]))" office:value-type="float" office:value="0.756430578405387">
            <text:p>0,7564305784</text:p>
          </table:table-cell>
          <table:table-cell table:formula="of:=[.D$2]*[.B$4]/(1+EXP([.A57]/[.B$3]))" office:value-type="float" office:value="0.238594297216504">
            <text:p>0,2385942972</text:p>
          </table:table-cell>
          <table:table-cell table:formula="of:=[.D$4]*[.A57]+[.D$2]*[.B$4]/2" office:value-type="float" office:value="0.784538844240337">
            <text:p>0,7845388442</text:p>
          </table:table-cell>
          <table:table-cell table:formula="of:=-[.D$4]*[.A57]+[.D$2]*[.B$4]/2" office:value-type="float" office:value="0.210486031381554">
            <text:p>0,2104860314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formula="of:=[.D$2]*[.B$4]/(1+EXP(-[.A58]/[.B$3]))" office:value-type="float" office:value="0.789552355966433">
            <text:p>0,789552356</text:p>
          </table:table-cell>
          <table:table-cell table:formula="of:=[.D$2]*[.B$4]/(1+EXP([.A58]/[.B$3]))" office:value-type="float" office:value="0.205472519655458">
            <text:p>0,2054725197</text:p>
          </table:table-cell>
          <table:table-cell table:formula="of:=[.D$4]*[.A58]+[.D$2]*[.B$4]/2" office:value-type="float" office:value="0.832376578645235">
            <text:p>0,8323765786</text:p>
          </table:table-cell>
          <table:table-cell table:formula="of:=-[.D$4]*[.A58]+[.D$2]*[.B$4]/2" office:value-type="float" office:value="0.162648296976655">
            <text:p>0,16264829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f:=[.D$2]*[.B$4]/(1+EXP(-[.A59]/[.B$3]))" office:value-type="float" office:value="0.819145240677832">
            <text:p>0,8191452407</text:p>
          </table:table-cell>
          <table:table-cell table:formula="of:=[.D$2]*[.B$4]/(1+EXP([.A59]/[.B$3]))" office:value-type="float" office:value="0.175879634944059">
            <text:p>0,1758796349</text:p>
          </table:table-cell>
          <table:table-cell table:formula="of:=[.D$4]*[.A59]+[.D$2]*[.B$4]/2" office:value-type="float" office:value="0.880214313050134">
            <text:p>0,8802143131</text:p>
          </table:table-cell>
          <table:table-cell table:formula="of:=-[.D$4]*[.A59]+[.D$2]*[.B$4]/2" office:value-type="float" office:value="0.114810562571757">
            <text:p>0,1148105626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[.D$2]*[.B$4]/(1+EXP(-[.A60]/[.B$3]))" office:value-type="float" office:value="0.845284365031884">
            <text:p>0,845284365</text:p>
          </table:table-cell>
          <table:table-cell table:formula="of:=[.D$2]*[.B$4]/(1+EXP([.A60]/[.B$3]))" office:value-type="float" office:value="0.149740510590006">
            <text:p>0,1497405106</text:p>
          </table:table-cell>
          <table:table-cell table:formula="of:=[.D$4]*[.A60]+[.D$2]*[.B$4]/2" office:value-type="float" office:value="0.928052047455033">
            <text:p>0,9280520475</text:p>
          </table:table-cell>
          <table:table-cell table:formula="of:=-[.D$4]*[.A60]+[.D$2]*[.B$4]/2" office:value-type="float" office:value="0.066972828166858">
            <text:p>0,066972828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[.D$2]*[.B$4]/(1+EXP(-[.A61]/[.B$3]))" office:value-type="float" office:value="0.868140455579823">
            <text:p>0,8681404556</text:p>
          </table:table-cell>
          <table:table-cell table:formula="of:=[.D$2]*[.B$4]/(1+EXP([.A61]/[.B$3]))" office:value-type="float" office:value="0.126884420042067">
            <text:p>0,12688442</text:p>
          </table:table-cell>
          <table:table-cell table:formula="of:=[.D$4]*[.A61]+[.D$2]*[.B$4]/2" office:value-type="float" office:value="0.975889781859931">
            <text:p>0,9758897819</text:p>
          </table:table-cell>
          <table:table-cell table:formula="of:=-[.D$4]*[.A61]+[.D$2]*[.B$4]/2" office:value-type="float" office:value="0.0191350937619594">
            <text:p>0,0191350938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formula="of:=[.D$2]*[.B$4]/(1+EXP(-[.A62]/[.B$3]))" office:value-type="float" office:value="0.887949765149519">
            <text:p>0,8879497651</text:p>
          </table:table-cell>
          <table:table-cell table:formula="of:=[.D$2]*[.B$4]/(1+EXP([.A62]/[.B$3]))" office:value-type="float" office:value="0.107075110472372">
            <text:p>0,1070751105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table:formula="of:=[.D$2]*[.B$4]/(1+EXP(-[.A63]/[.B$3]))" office:value-type="float" office:value="0.904987176128467">
            <text:p>0,9049871761</text:p>
          </table:table-cell>
          <table:table-cell table:formula="of:=[.D$2]*[.B$4]/(1+EXP([.A63]/[.B$3]))" office:value-type="float" office:value="0.0900376994934239">
            <text:p>0,0900376995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table:formula="of:=[.D$2]*[.B$4]/(1+EXP(-[.A64]/[.B$3]))" office:value-type="float" office:value="0.91954409948135">
            <text:p>0,9195440995</text:p>
          </table:table-cell>
          <table:table-cell table:formula="of:=[.D$2]*[.B$4]/(1+EXP([.A64]/[.B$3]))" office:value-type="float" office:value="0.0754807761405409">
            <text:p>0,0754807761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table:formula="of:=[.D$2]*[.B$4]/(1+EXP(-[.A65]/[.B$3]))" office:value-type="float" office:value="0.931911651397879">
            <text:p>0,9319116514</text:p>
          </table:table-cell>
          <table:table-cell table:formula="of:=[.D$2]*[.B$4]/(1+EXP([.A65]/[.B$3]))" office:value-type="float" office:value="0.063113224224012">
            <text:p>0,0631132242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table:formula="of:=[.D$2]*[.B$4]/(1+EXP(-[.A66]/[.B$3]))" office:value-type="float" office:value="0.942368815338703">
            <text:p>0,9423688153</text:p>
          </table:table-cell>
          <table:table-cell table:formula="of:=[.D$2]*[.B$4]/(1+EXP([.A66]/[.B$3]))" office:value-type="float" office:value="0.052656060283188">
            <text:p>0,0526560603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table:formula="of:=[.D$2]*[.B$4]/(1+EXP(-[.A67]/[.B$3]))" office:value-type="float" office:value="0.951174869923747">
            <text:p>0,9511748699</text:p>
          </table:table-cell>
          <table:table-cell table:formula="of:=[.D$2]*[.B$4]/(1+EXP([.A67]/[.B$3]))" office:value-type="float" office:value="0.0438500056981438">
            <text:p>0,0438500057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table:formula="of:=[.D$2]*[.B$4]/(1+EXP(-[.A68]/[.B$3]))" office:value-type="float" office:value="0.95856520205458">
            <text:p>0,9585652021</text:p>
          </table:table-cell>
          <table:table-cell table:formula="of:=[.D$2]*[.B$4]/(1+EXP([.A68]/[.B$3]))" office:value-type="float" office:value="0.0364596735673109">
            <text:p>0,0364596736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formula="of:=[.D$2]*[.B$4]/(1+EXP(-[.A69]/[.B$3]))" office:value-type="float" office:value="0.964749637252599">
            <text:p>0,9647496373</text:p>
          </table:table-cell>
          <table:table-cell table:formula="of:=[.D$2]*[.B$4]/(1+EXP([.A69]/[.B$3]))" office:value-type="float" office:value="0.0302752383692916">
            <text:p>0,0302752384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table:formula="of:=[.D$2]*[.B$4]/(1+EXP(-[.A70]/[.B$3]))" office:value-type="float" office:value="0.969912526189516">
            <text:p>0,9699125262</text:p>
          </table:table-cell>
          <table:table-cell table:formula="of:=[.D$2]*[.B$4]/(1+EXP([.A70]/[.B$3]))" office:value-type="float" office:value="0.0251123494323746">
            <text:p>0,0251123494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[.D$2]*[.B$4]/(1+EXP(-[.A71]/[.B$3]))" office:value-type="float" office:value="0.974213970875402">
            <text:p>0,9742139709</text:p>
          </table:table-cell>
          <table:table-cell table:formula="of:=[.D$2]*[.B$4]/(1+EXP([.A71]/[.B$3]))" office:value-type="float" office:value="0.0208109047464883">
            <text:p>0,0208109047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table:formula="of:=[.D$2]*[.B$4]/(1+EXP(-[.A72]/[.B$3]))" office:value-type="float" office:value="0.977791720627588">
            <text:p>0,9777917206</text:p>
          </table:table-cell>
          <table:table-cell table:formula="of:=[.D$2]*[.B$4]/(1+EXP([.A72]/[.B$3]))" office:value-type="float" office:value="0.0172331549943023">
            <text:p>0,017233155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table:formula="of:=[.D$2]*[.B$4]/(1+EXP(-[.A73]/[.B$3]))" office:value-type="float" office:value="0.980763398203343">
            <text:p>0,9807633982</text:p>
          </table:table-cell>
          <table:table-cell table:formula="of:=[.D$2]*[.B$4]/(1+EXP([.A73]/[.B$3]))" office:value-type="float" office:value="0.0142614774185477">
            <text:p>0,0142614774</text:p>
          </table:table-cell>
          <table:table-cell table:number-columns-repeated="2"/>
        </table:table-row>
        <table:table-row table:style-name="ro2">
          <table:table-cell office:value-type="float" office:value="115">
            <text:p>115</text:p>
          </table:table-cell>
          <table:table-cell table:formula="of:=[.D$2]*[.B$4]/(1+EXP(-[.A74]/[.B$3]))" office:value-type="float" office:value="0.983228823019721">
            <text:p>0,983228823</text:p>
          </table:table-cell>
          <table:table-cell table:formula="of:=[.D$2]*[.B$4]/(1+EXP([.A74]/[.B$3]))" office:value-type="float" office:value="0.0117960526021693">
            <text:p>0,0117960526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table:formula="of:=[.D$2]*[.B$4]/(1+EXP(-[.A75]/[.B$3]))" office:value-type="float" office:value="0.985272280513997">
            <text:p>0,9852722805</text:p>
          </table:table-cell>
          <table:table-cell table:formula="of:=[.D$2]*[.B$4]/(1+EXP([.A75]/[.B$3]))" office:value-type="float" office:value="0.00975259510789391">
            <text:p>0,0097525951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table:formula="of:=[.D$2]*[.B$4]/(1+EXP(-[.A76]/[.B$3]))" office:value-type="float" office:value="0.986964647069218">
            <text:p>0,9869646471</text:p>
          </table:table-cell>
          <table:table-cell table:formula="of:=[.D$2]*[.B$4]/(1+EXP([.A76]/[.B$3]))" office:value-type="float" office:value="0.00806022855267227">
            <text:p>0,0080602286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table:formula="of:=[.D$2]*[.B$4]/(1+EXP(-[.A77]/[.B$3]))" office:value-type="float" office:value="0.988365322463398">
            <text:p>0,9883653225</text:p>
          </table:table-cell>
          <table:table-cell table:formula="of:=[.D$2]*[.B$4]/(1+EXP([.A77]/[.B$3]))" office:value-type="float" office:value="0.00665955315849239">
            <text:p>0,0066595532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table:formula="of:=[.D$2]*[.B$4]/(1+EXP(-[.A78]/[.B$3]))" office:value-type="float" office:value="0.98952395052726">
            <text:p>0,9895239505</text:p>
          </table:table-cell>
          <table:table-cell table:formula="of:=[.D$2]*[.B$4]/(1+EXP([.A78]/[.B$3]))" office:value-type="float" office:value="0.00550092509463093">
            <text:p>0,0055009251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table:formula="of:=[.D$2]*[.B$4]/(1+EXP(-[.A79]/[.B$3]))" office:value-type="float" office:value="0.990481927191767">
            <text:p>0,9904819272</text:p>
          </table:table-cell>
          <table:table-cell table:formula="of:=[.D$2]*[.B$4]/(1+EXP([.A79]/[.B$3]))" office:value-type="float" office:value="0.00454294843012321">
            <text:p>0,0045429484</text:p>
          </table:table-cell>
          <table:table-cell table:number-columns-repeated="2"/>
        </table:table-row>
        <table:table-row table:style-name="ro2">
          <table:table-cell office:value-type="float" office:value="145">
            <text:p>145</text:p>
          </table:table-cell>
          <table:table-cell table:formula="of:=[.D$2]*[.B$4]/(1+EXP(-[.A80]/[.B$3]))" office:value-type="float" office:value="0.991273706297184">
            <text:p>0,9912737063</text:p>
          </table:table-cell>
          <table:table-cell table:formula="of:=[.D$2]*[.B$4]/(1+EXP([.A80]/[.B$3]))" office:value-type="float" office:value="0.00375116932470651">
            <text:p>0,0037511693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table:formula="of:=[.D$2]*[.B$4]/(1+EXP(-[.A81]/[.B$3]))" office:value-type="float" office:value="0.991927919683174">
            <text:p>0,9919279197</text:p>
          </table:table-cell>
          <table:table-cell table:formula="of:=[.D$2]*[.B$4]/(1+EXP([.A81]/[.B$3]))" office:value-type="float" office:value="0.00309695593871638">
            <text:p>0,0030969559</text:p>
          </table:table-cell>
          <table:table-cell table:number-columns-repeated="2"/>
        </table:table-row>
        <table:table-row table:style-name="ro2">
          <table:table-cell office:value-type="float" office:value="155">
            <text:p>155</text:p>
          </table:table-cell>
          <table:table-cell table:formula="of:=[.D$2]*[.B$4]/(1+EXP(-[.A82]/[.B$3]))" office:value-type="float" office:value="0.992468330866058">
            <text:p>0,9924683309</text:p>
          </table:table-cell>
          <table:table-cell table:formula="of:=[.D$2]*[.B$4]/(1+EXP([.A82]/[.B$3]))" office:value-type="float" office:value="0.00255654475583209">
            <text:p>0,0025565448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table:formula="of:=[.D$2]*[.B$4]/(1+EXP(-[.A83]/[.B$3]))" office:value-type="float" office:value="0.992914642243947">
            <text:p>0,9929146422</text:p>
          </table:table-cell>
          <table:table-cell table:formula="of:=[.D$2]*[.B$4]/(1+EXP([.A83]/[.B$3]))" office:value-type="float" office:value="0.00211023337794326">
            <text:p>0,0021102334</text:p>
          </table:table-cell>
          <table:table-cell table:number-columns-repeated="2"/>
        </table:table-row>
        <table:table-row table:style-name="ro2">
          <table:table-cell office:value-type="float" office:value="165">
            <text:p>165</text:p>
          </table:table-cell>
          <table:table-cell table:formula="of:=[.D$2]*[.B$4]/(1+EXP(-[.A84]/[.B$3]))" office:value-type="float" office:value="0.993283175098023">
            <text:p>0,9932831751</text:p>
          </table:table-cell>
          <table:table-cell table:formula="of:=[.D$2]*[.B$4]/(1+EXP([.A84]/[.B$3]))" office:value-type="float" office:value="0.00174170052386725">
            <text:p>0,0017417005</text:p>
          </table:table-cell>
          <table:table-cell table:number-columns-repeated="2"/>
        </table:table-row>
        <table:table-row table:style-name="ro2">
          <table:table-cell office:value-type="float" office:value="170">
            <text:p>170</text:p>
          </table:table-cell>
          <table:table-cell table:formula="of:=[.D$2]*[.B$4]/(1+EXP(-[.A85]/[.B$3]))" office:value-type="float" office:value="0.99358744025288">
            <text:p>0,9935874403</text:p>
          </table:table-cell>
          <table:table-cell table:formula="of:=[.D$2]*[.B$4]/(1+EXP([.A85]/[.B$3]))" office:value-type="float" office:value="0.00143743536901088">
            <text:p>0,0014374354</text:p>
          </table:table-cell>
          <table:table-cell table:number-columns-repeated="2"/>
        </table:table-row>
        <table:table-row table:style-name="ro2">
          <table:table-cell office:value-type="float" office:value="175">
            <text:p>175</text:p>
          </table:table-cell>
          <table:table-cell table:formula="of:=[.D$2]*[.B$4]/(1+EXP(-[.A86]/[.B$3]))" office:value-type="float" office:value="0.993838615499444">
            <text:p>0,9938386155</text:p>
          </table:table-cell>
          <table:table-cell table:formula="of:=[.D$2]*[.B$4]/(1+EXP([.A86]/[.B$3]))" office:value-type="float" office:value="0.00118626012244644">
            <text:p>0,0011862601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table:formula="of:=[.D$2]*[.B$4]/(1+EXP(-[.A87]/[.B$3]))" office:value-type="float" office:value="0.994045944012145">
            <text:p>0,994045944</text:p>
          </table:table-cell>
          <table:table-cell table:formula="of:=[.D$2]*[.B$4]/(1+EXP([.A87]/[.B$3]))" office:value-type="float" office:value="0.00097893160974581">
            <text:p>0,0009789316</text:p>
          </table:table-cell>
          <table:table-cell table:number-columns-repeated="2"/>
        </table:table-row>
        <table:table-row table:style-name="ro2">
          <table:table-cell office:value-type="float" office:value="185">
            <text:p>185</text:p>
          </table:table-cell>
          <table:table-cell table:formula="of:=[.D$2]*[.B$4]/(1+EXP(-[.A88]/[.B$3]))" office:value-type="float" office:value="0.994217066154664">
            <text:p>0,9942170662</text:p>
          </table:table-cell>
          <table:table-cell table:formula="of:=[.D$2]*[.B$4]/(1+EXP([.A88]/[.B$3]))" office:value-type="float" office:value="0.000807809467226929">
            <text:p>0,0008078095</text:p>
          </table:table-cell>
          <table:table-cell table:number-columns-repeated="2"/>
        </table:table-row>
        <table:table-row table:style-name="ro2">
          <table:table-cell office:value-type="float" office:value="190">
            <text:p>190</text:p>
          </table:table-cell>
          <table:table-cell table:formula="of:=[.D$2]*[.B$4]/(1+EXP(-[.A89]/[.B$3]))" office:value-type="float" office:value="0.994358295349478">
            <text:p>0,9943582953</text:p>
          </table:table-cell>
          <table:table-cell table:formula="of:=[.D$2]*[.B$4]/(1+EXP([.A89]/[.B$3]))" office:value-type="float" office:value="0.000666580272412515">
            <text:p>0,0006665803</text:p>
          </table:table-cell>
          <table:table-cell table:number-columns-repeated="2"/>
        </table:table-row>
        <table:table-row table:style-name="ro2">
          <table:table-cell office:value-type="float" office:value="195">
            <text:p>195</text:p>
          </table:table-cell>
          <table:table-cell table:formula="of:=[.D$2]*[.B$4]/(1+EXP(-[.A90]/[.B$3]))" office:value-type="float" office:value="0.994474847127439">
            <text:p>0,9944748471</text:p>
          </table:table-cell>
          <table:table-cell table:formula="of:=[.D$2]*[.B$4]/(1+EXP([.A90]/[.B$3]))" office:value-type="float" office:value="0.000550028494451343">
            <text:p>0,0005500285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formula="of:=[.D$2]*[.B$4]/(1+EXP(-[.A91]/[.B$3]))" office:value-type="float" office:value="0.994571029090491">
            <text:p>0,9945710291</text:p>
          </table:table-cell>
          <table:table-cell table:formula="of:=[.D$2]*[.B$4]/(1+EXP([.A91]/[.B$3]))" office:value-type="float" office:value="0.000453846531399463">
            <text:p>0,0004538465</text:p>
          </table:table-cell>
          <table:table-cell table:number-columns-repeated="2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10:05:31</meta:creation-date>
    <meta:generator>LibreOffice/3.5$Linux_x86 LibreOffice_project/350m1$Build-2</meta:generator>
    <dc:date>2014-10-23T11:06:15</dc:date>
    <meta:editing-duration>P0D</meta:editing-duration>
    <meta:editing-cycles>1</meta:editing-cycles>
    <meta:document-statistic meta:table-count="3" meta:cell-count="3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6cm" svg:y="3.454cm" style:legend-expansion="high" chart:style-name="ch2"/>
        <chart:plot-area chart:style-name="ch3" table:cell-range-address="Sheet1.A10:Sheet1.E91" chart:data-source-has-labels="row" svg:x="0.77cm" svg:y="0.855cm" svg:width="11.817cm" svg:height="7.545cm">
          <chartooo:coordinate-region svg:x="1.101cm" svg:y="1.054cm" svg:width="11.20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1:Sheet1.B91" chart:label-cell-address="Sheet1.B10:Sheet1.B10" chart:class="chart:scatter">
            <chart:domain table:cell-range-address="Sheet1.A11:Sheet1.A91"/>
            <chart:data-point chart:repeated="81"/>
          </chart:series>
          <chart:series chart:style-name="ch7" chart:values-cell-range-address="Sheet1.C11:Sheet1.C91" chart:label-cell-address="Sheet1.C10:Sheet1.C10" chart:class="chart:scatter">
            <chart:data-point chart:repeated="81"/>
          </chart:series>
          <chart:series chart:style-name="ch8" chart:values-cell-range-address="Sheet1.D11:Sheet1.D91" chart:label-cell-address="Sheet1.D10:Sheet1.D10" chart:class="chart:scatter">
            <chart:data-point chart:repeated="81"/>
          </chart:series>
          <chart:series chart:style-name="ch9" chart:values-cell-range-address="Sheet1.E11:Sheet1.E91" chart:label-cell-address="Sheet1.E10:Sheet1.E10" chart:class="chart:scatter">
            <chart:data-point chart:repeated="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C1</text:p>
                <draw:g>
                  <svg:desc>Sheet1.B10:Sheet1.B10</svg:desc>
                </draw:g>
              </table:table-cell>
              <table:table-cell office:value-type="string">
                <text:p>IC2</text:p>
                <draw:g>
                  <svg:desc>Sheet1.C10:Sheet1.C10</svg:desc>
                </draw:g>
              </table:table-cell>
              <table:table-cell office:value-type="string">
                <text:p>Steig-IC1</text:p>
                <draw:g>
                  <svg:desc>Sheet1.D10:Sheet1.D10</svg:desc>
                </draw:g>
              </table:table-cell>
              <table:table-cell office:value-type="string">
                <text:p>steig IC2</text:p>
                <draw:g>
                  <svg:desc>Sheet1.E10:Sheet1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0">
                <text:p>-200</text:p>
                <draw:g>
                  <svg:desc>Sheet1.A11:Sheet1.A91</svg:desc>
                </draw:g>
              </table:table-cell>
              <table:table-cell office:value-type="float" office:value="0.000453846531399463">
                <text:p>0.000453846531399463</text:p>
                <draw:g>
                  <svg:desc>Sheet1.B11:Sheet1.B91</svg:desc>
                </draw:g>
              </table:table-cell>
              <table:table-cell office:value-type="float" office:value="0.994571029090491">
                <text:p>0.994571029090491</text:p>
                <draw:g>
                  <svg:desc>Sheet1.C11:Sheet1.C91</svg:desc>
                </draw:g>
              </table:table-cell>
              <table:table-cell office:value-type="float" office:value="NaN">
                <text:p>NaN</text:p>
                <draw:g>
                  <svg:desc>Sheet1.D11:Sheet1.D91</svg:desc>
                </draw:g>
              </table:table-cell>
              <table:table-cell office:value-type="float" office:value="NaN">
                <text:p>NaN</text:p>
                <draw:g>
                  <svg:desc>Sheet1.E11:Sheet1.E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5">
                <text:p>-195</text:p>
              </table:table-cell>
              <table:table-cell office:value-type="float" office:value="0.000550028494451343">
                <text:p>0.000550028494451343</text:p>
              </table:table-cell>
              <table:table-cell office:value-type="float" office:value="0.994474847127439">
                <text:p>0.994474847127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90">
                <text:p>-190</text:p>
              </table:table-cell>
              <table:table-cell office:value-type="float" office:value="0.000666580272412515">
                <text:p>0.000666580272412515</text:p>
              </table:table-cell>
              <table:table-cell office:value-type="float" office:value="0.994358295349478">
                <text:p>0.994358295349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85">
                <text:p>-185</text:p>
              </table:table-cell>
              <table:table-cell office:value-type="float" office:value="0.000807809467226929">
                <text:p>0.000807809467226929</text:p>
              </table:table-cell>
              <table:table-cell office:value-type="float" office:value="0.994217066154664">
                <text:p>0.994217066154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80">
                <text:p>-180</text:p>
              </table:table-cell>
              <table:table-cell office:value-type="float" office:value="0.00097893160974581">
                <text:p>0.00097893160974581</text:p>
              </table:table-cell>
              <table:table-cell office:value-type="float" office:value="0.994045944012145">
                <text:p>0.994045944012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75">
                <text:p>-175</text:p>
              </table:table-cell>
              <table:table-cell office:value-type="float" office:value="0.00118626012244644">
                <text:p>0.00118626012244644</text:p>
              </table:table-cell>
              <table:table-cell office:value-type="float" office:value="0.993838615499444">
                <text:p>0.993838615499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70">
                <text:p>-170</text:p>
              </table:table-cell>
              <table:table-cell office:value-type="float" office:value="0.00143743536901088">
                <text:p>0.00143743536901088</text:p>
              </table:table-cell>
              <table:table-cell office:value-type="float" office:value="0.99358744025288">
                <text:p>0.99358744025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65">
                <text:p>-165</text:p>
              </table:table-cell>
              <table:table-cell office:value-type="float" office:value="0.00174170052386725">
                <text:p>0.00174170052386725</text:p>
              </table:table-cell>
              <table:table-cell office:value-type="float" office:value="0.993283175098023">
                <text:p>0.993283175098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60">
                <text:p>-160</text:p>
              </table:table-cell>
              <table:table-cell office:value-type="float" office:value="0.00211023337794326">
                <text:p>0.00211023337794326</text:p>
              </table:table-cell>
              <table:table-cell office:value-type="float" office:value="0.992914642243947">
                <text:p>0.9929146422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55">
                <text:p>-155</text:p>
              </table:table-cell>
              <table:table-cell office:value-type="float" office:value="0.00255654475583209">
                <text:p>0.00255654475583209</text:p>
              </table:table-cell>
              <table:table-cell office:value-type="float" office:value="0.992468330866058">
                <text:p>0.992468330866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50">
                <text:p>-150</text:p>
              </table:table-cell>
              <table:table-cell office:value-type="float" office:value="0.00309695593871638">
                <text:p>0.00309695593871638</text:p>
              </table:table-cell>
              <table:table-cell office:value-type="float" office:value="0.991927919683174">
                <text:p>0.991927919683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45">
                <text:p>-145</text:p>
              </table:table-cell>
              <table:table-cell office:value-type="float" office:value="0.00375116932470651">
                <text:p>0.00375116932470651</text:p>
              </table:table-cell>
              <table:table-cell office:value-type="float" office:value="0.991273706297184">
                <text:p>0.991273706297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40">
                <text:p>-140</text:p>
              </table:table-cell>
              <table:table-cell office:value-type="float" office:value="0.00454294843012321">
                <text:p>0.00454294843012321</text:p>
              </table:table-cell>
              <table:table-cell office:value-type="float" office:value="0.990481927191767">
                <text:p>0.99048192719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35">
                <text:p>-135</text:p>
              </table:table-cell>
              <table:table-cell office:value-type="float" office:value="0.00550092509463093">
                <text:p>0.00550092509463093</text:p>
              </table:table-cell>
              <table:table-cell office:value-type="float" office:value="0.98952395052726">
                <text:p>0.98952395052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30">
                <text:p>-130</text:p>
              </table:table-cell>
              <table:table-cell office:value-type="float" office:value="0.00665955315849239">
                <text:p>0.00665955315849239</text:p>
              </table:table-cell>
              <table:table-cell office:value-type="float" office:value="0.988365322463398">
                <text:p>0.988365322463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25">
                <text:p>-125</text:p>
              </table:table-cell>
              <table:table-cell office:value-type="float" office:value="0.00806022855267227">
                <text:p>0.00806022855267227</text:p>
              </table:table-cell>
              <table:table-cell office:value-type="float" office:value="0.986964647069218">
                <text:p>0.986964647069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20">
                <text:p>-120</text:p>
              </table:table-cell>
              <table:table-cell office:value-type="float" office:value="0.00975259510789391">
                <text:p>0.00975259510789391</text:p>
              </table:table-cell>
              <table:table-cell office:value-type="float" office:value="0.985272280513997">
                <text:p>0.985272280513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15">
                <text:p>-115</text:p>
              </table:table-cell>
              <table:table-cell office:value-type="float" office:value="0.0117960526021693">
                <text:p>0.0117960526021693</text:p>
              </table:table-cell>
              <table:table-cell office:value-type="float" office:value="0.983228823019721">
                <text:p>0.983228823019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10">
                <text:p>-110</text:p>
              </table:table-cell>
              <table:table-cell office:value-type="float" office:value="0.0142614774185477">
                <text:p>0.0142614774185477</text:p>
              </table:table-cell>
              <table:table-cell office:value-type="float" office:value="0.980763398203343">
                <text:p>0.980763398203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05">
                <text:p>-105</text:p>
              </table:table-cell>
              <table:table-cell office:value-type="float" office:value="0.0172331549943023">
                <text:p>0.0172331549943023</text:p>
              </table:table-cell>
              <table:table-cell office:value-type="float" office:value="0.977791720627588">
                <text:p>0.977791720627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0">
                <text:p>-100</text:p>
              </table:table-cell>
              <table:table-cell office:value-type="float" office:value="0.0208109047464883">
                <text:p>0.0208109047464883</text:p>
              </table:table-cell>
              <table:table-cell office:value-type="float" office:value="0.974213970875402">
                <text:p>0.974213970875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95">
                <text:p>-95</text:p>
              </table:table-cell>
              <table:table-cell office:value-type="float" office:value="0.0251123494323746">
                <text:p>0.0251123494323746</text:p>
              </table:table-cell>
              <table:table-cell office:value-type="float" office:value="0.969912526189516">
                <text:p>0.969912526189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90">
                <text:p>-90</text:p>
              </table:table-cell>
              <table:table-cell office:value-type="float" office:value="0.0302752383692916">
                <text:p>0.0302752383692916</text:p>
              </table:table-cell>
              <table:table-cell office:value-type="float" office:value="0.964749637252599">
                <text:p>0.964749637252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85">
                <text:p>-85</text:p>
              </table:table-cell>
              <table:table-cell office:value-type="float" office:value="0.0364596735673109">
                <text:p>0.0364596735673109</text:p>
              </table:table-cell>
              <table:table-cell office:value-type="float" office:value="0.95856520205458">
                <text:p>0.95856520205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80">
                <text:p>-80</text:p>
              </table:table-cell>
              <table:table-cell office:value-type="float" office:value="0.0438500056981438">
                <text:p>0.0438500056981438</text:p>
              </table:table-cell>
              <table:table-cell office:value-type="float" office:value="0.951174869923747">
                <text:p>0.951174869923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052656060283188">
                <text:p>0.052656060283188</text:p>
              </table:table-cell>
              <table:table-cell office:value-type="float" office:value="0.942368815338703">
                <text:p>0.942368815338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0">
                <text:p>-70</text:p>
              </table:table-cell>
              <table:table-cell office:value-type="float" office:value="0.063113224224012">
                <text:p>0.063113224224012</text:p>
              </table:table-cell>
              <table:table-cell office:value-type="float" office:value="0.931911651397879">
                <text:p>0.931911651397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5">
                <text:p>-65</text:p>
              </table:table-cell>
              <table:table-cell office:value-type="float" office:value="0.0754807761405409">
                <text:p>0.0754807761405409</text:p>
              </table:table-cell>
              <table:table-cell office:value-type="float" office:value="0.91954409948135">
                <text:p>0.91954409948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0">
                <text:p>-60</text:p>
              </table:table-cell>
              <table:table-cell office:value-type="float" office:value="0.0900376994934239">
                <text:p>0.0900376994934239</text:p>
              </table:table-cell>
              <table:table-cell office:value-type="float" office:value="0.904987176128467">
                <text:p>0.904987176128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5">
                <text:p>-55</text:p>
              </table:table-cell>
              <table:table-cell office:value-type="float" office:value="0.107075110472372">
                <text:p>0.107075110472372</text:p>
              </table:table-cell>
              <table:table-cell office:value-type="float" office:value="0.887949765149519">
                <text:p>0.887949765149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0">
                <text:p>-50</text:p>
              </table:table-cell>
              <table:table-cell office:value-type="float" office:value="0.126884420042067">
                <text:p>0.126884420042067</text:p>
              </table:table-cell>
              <table:table-cell office:value-type="float" office:value="0.868140455579823">
                <text:p>0.868140455579823</text:p>
              </table:table-cell>
              <table:table-cell office:value-type="float" office:value="0.0191350937619594">
                <text:p>0.0191350937619594</text:p>
              </table:table-cell>
              <table:table-cell office:value-type="float" office:value="0.975889781859931">
                <text:p>0.9758897818599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5">
                <text:p>-45</text:p>
              </table:table-cell>
              <table:table-cell office:value-type="float" office:value="0.149740510590006">
                <text:p>0.149740510590006</text:p>
              </table:table-cell>
              <table:table-cell office:value-type="float" office:value="0.845284365031884">
                <text:p>0.845284365031884</text:p>
              </table:table-cell>
              <table:table-cell office:value-type="float" office:value="0.066972828166858">
                <text:p>0.066972828166858</text:p>
              </table:table-cell>
              <table:table-cell office:value-type="float" office:value="0.928052047455033">
                <text:p>0.9280520474550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0">
                <text:p>-40</text:p>
              </table:table-cell>
              <table:table-cell office:value-type="float" office:value="0.175879634944059">
                <text:p>0.175879634944059</text:p>
              </table:table-cell>
              <table:table-cell office:value-type="float" office:value="0.819145240677832">
                <text:p>0.819145240677832</text:p>
              </table:table-cell>
              <table:table-cell office:value-type="float" office:value="0.114810562571757">
                <text:p>0.114810562571757</text:p>
              </table:table-cell>
              <table:table-cell office:value-type="float" office:value="0.880214313050134">
                <text:p>0.8802143130501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5">
                <text:p>-35</text:p>
              </table:table-cell>
              <table:table-cell office:value-type="float" office:value="0.205472519655458">
                <text:p>0.205472519655458</text:p>
              </table:table-cell>
              <table:table-cell office:value-type="float" office:value="0.789552355966433">
                <text:p>0.789552355966433</text:p>
              </table:table-cell>
              <table:table-cell office:value-type="float" office:value="0.162648296976655">
                <text:p>0.162648296976655</text:p>
              </table:table-cell>
              <table:table-cell office:value-type="float" office:value="0.832376578645235">
                <text:p>0.8323765786452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0">
                <text:p>-30</text:p>
              </table:table-cell>
              <table:table-cell office:value-type="float" office:value="0.238594297216504">
                <text:p>0.238594297216504</text:p>
              </table:table-cell>
              <table:table-cell office:value-type="float" office:value="0.756430578405387">
                <text:p>0.756430578405387</text:p>
              </table:table-cell>
              <table:table-cell office:value-type="float" office:value="0.210486031381554">
                <text:p>0.210486031381554</text:p>
              </table:table-cell>
              <table:table-cell office:value-type="float" office:value="0.784538844240337">
                <text:p>0.7845388442403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5">
                <text:p>-25</text:p>
              </table:table-cell>
              <table:table-cell office:value-type="float" office:value="0.275194303485929">
                <text:p>0.275194303485929</text:p>
              </table:table-cell>
              <table:table-cell office:value-type="float" office:value="0.719830572135961">
                <text:p>0.719830572135961</text:p>
              </table:table-cell>
              <table:table-cell office:value-type="float" office:value="0.258323765786452">
                <text:p>0.258323765786452</text:p>
              </table:table-cell>
              <table:table-cell office:value-type="float" office:value="0.736701109835438">
                <text:p>0.7367011098354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0">
                <text:p>-20</text:p>
              </table:table-cell>
              <table:table-cell office:value-type="float" office:value="0.315070178917629">
                <text:p>0.315070178917629</text:p>
              </table:table-cell>
              <table:table-cell office:value-type="float" office:value="0.679954696704262">
                <text:p>0.679954696704262</text:p>
              </table:table-cell>
              <table:table-cell office:value-type="float" office:value="0.306161500191351">
                <text:p>0.306161500191351</text:p>
              </table:table-cell>
              <table:table-cell office:value-type="float" office:value="0.68886337543054">
                <text:p>0.688863375430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">
                <text:p>-15</text:p>
              </table:table-cell>
              <table:table-cell office:value-type="float" office:value="0.357851642297579">
                <text:p>0.357851642297579</text:p>
              </table:table-cell>
              <table:table-cell office:value-type="float" office:value="0.637173233324312">
                <text:p>0.637173233324312</text:p>
              </table:table-cell>
              <table:table-cell office:value-type="float" office:value="0.353999234596249">
                <text:p>0.353999234596249</text:p>
              </table:table-cell>
              <table:table-cell office:value-type="float" office:value="0.641025641025641">
                <text:p>0.6410256410256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0">
                <text:p>-10</text:p>
              </table:table-cell>
              <table:table-cell office:value-type="float" office:value="0.402999210425103">
                <text:p>0.402999210425103</text:p>
              </table:table-cell>
              <table:table-cell office:value-type="float" office:value="0.592025665196788">
                <text:p>0.592025665196788</text:p>
              </table:table-cell>
              <table:table-cell office:value-type="float" office:value="0.401836969001148">
                <text:p>0.401836969001148</text:p>
              </table:table-cell>
              <table:table-cell office:value-type="float" office:value="0.593187906620743">
                <text:p>0.5931879066207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">
                <text:p>-5</text:p>
              </table:table-cell>
              <table:table-cell office:value-type="float" office:value="0.449821589128725">
                <text:p>0.449821589128725</text:p>
              </table:table-cell>
              <table:table-cell office:value-type="float" office:value="0.545203286493165">
                <text:p>0.545203286493165</text:p>
              </table:table-cell>
              <table:table-cell office:value-type="float" office:value="0.449674703406047">
                <text:p>0.449674703406047</text:p>
              </table:table-cell>
              <table:table-cell office:value-type="float" office:value="0.545350172215844">
                <text:p>0.5453501722158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497512437810945">
                <text:p>0.497512437810945</text:p>
              </table:table-cell>
              <table:table-cell office:value-type="float" office:value="0.497512437810945">
                <text:p>0.497512437810945</text:p>
              </table:table-cell>
              <table:table-cell office:value-type="float" office:value="0.497512437810945">
                <text:p>0.497512437810945</text:p>
              </table:table-cell>
              <table:table-cell office:value-type="float" office:value="0.497512437810945">
                <text:p>0.4975124378109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0.545203286493165">
                <text:p>0.545203286493165</text:p>
              </table:table-cell>
              <table:table-cell office:value-type="float" office:value="0.449821589128725">
                <text:p>0.449821589128725</text:p>
              </table:table-cell>
              <table:table-cell office:value-type="float" office:value="0.545350172215844">
                <text:p>0.545350172215844</text:p>
              </table:table-cell>
              <table:table-cell office:value-type="float" office:value="0.449674703406047">
                <text:p>0.4496747034060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0.592025665196788">
                <text:p>0.592025665196788</text:p>
              </table:table-cell>
              <table:table-cell office:value-type="float" office:value="0.402999210425103">
                <text:p>0.402999210425103</text:p>
              </table:table-cell>
              <table:table-cell office:value-type="float" office:value="0.593187906620743">
                <text:p>0.593187906620743</text:p>
              </table:table-cell>
              <table:table-cell office:value-type="float" office:value="0.401836969001148">
                <text:p>0.4018369690011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0.637173233324312">
                <text:p>0.637173233324312</text:p>
              </table:table-cell>
              <table:table-cell office:value-type="float" office:value="0.357851642297579">
                <text:p>0.357851642297579</text:p>
              </table:table-cell>
              <table:table-cell office:value-type="float" office:value="0.641025641025641">
                <text:p>0.641025641025641</text:p>
              </table:table-cell>
              <table:table-cell office:value-type="float" office:value="0.353999234596249">
                <text:p>0.3539992345962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0.679954696704262">
                <text:p>0.679954696704262</text:p>
              </table:table-cell>
              <table:table-cell office:value-type="float" office:value="0.315070178917629">
                <text:p>0.315070178917629</text:p>
              </table:table-cell>
              <table:table-cell office:value-type="float" office:value="0.68886337543054">
                <text:p>0.68886337543054</text:p>
              </table:table-cell>
              <table:table-cell office:value-type="float" office:value="0.306161500191351">
                <text:p>0.3061615001913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">
                <text:p>25</text:p>
              </table:table-cell>
              <table:table-cell office:value-type="float" office:value="0.719830572135961">
                <text:p>0.719830572135961</text:p>
              </table:table-cell>
              <table:table-cell office:value-type="float" office:value="0.275194303485929">
                <text:p>0.275194303485929</text:p>
              </table:table-cell>
              <table:table-cell office:value-type="float" office:value="0.736701109835438">
                <text:p>0.736701109835438</text:p>
              </table:table-cell>
              <table:table-cell office:value-type="float" office:value="0.258323765786452">
                <text:p>0.2583237657864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">
                <text:p>30</text:p>
              </table:table-cell>
              <table:table-cell office:value-type="float" office:value="0.756430578405387">
                <text:p>0.756430578405387</text:p>
              </table:table-cell>
              <table:table-cell office:value-type="float" office:value="0.238594297216504">
                <text:p>0.238594297216504</text:p>
              </table:table-cell>
              <table:table-cell office:value-type="float" office:value="0.784538844240337">
                <text:p>0.784538844240337</text:p>
              </table:table-cell>
              <table:table-cell office:value-type="float" office:value="0.210486031381554">
                <text:p>0.2104860313815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">
                <text:p>35</text:p>
              </table:table-cell>
              <table:table-cell office:value-type="float" office:value="0.789552355966433">
                <text:p>0.789552355966433</text:p>
              </table:table-cell>
              <table:table-cell office:value-type="float" office:value="0.205472519655458">
                <text:p>0.205472519655458</text:p>
              </table:table-cell>
              <table:table-cell office:value-type="float" office:value="0.832376578645235">
                <text:p>0.832376578645235</text:p>
              </table:table-cell>
              <table:table-cell office:value-type="float" office:value="0.162648296976655">
                <text:p>0.1626482969766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0.819145240677832">
                <text:p>0.819145240677832</text:p>
              </table:table-cell>
              <table:table-cell office:value-type="float" office:value="0.175879634944059">
                <text:p>0.175879634944059</text:p>
              </table:table-cell>
              <table:table-cell office:value-type="float" office:value="0.880214313050134">
                <text:p>0.880214313050134</text:p>
              </table:table-cell>
              <table:table-cell office:value-type="float" office:value="0.114810562571757">
                <text:p>0.1148105625717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845284365031884">
                <text:p>0.845284365031884</text:p>
              </table:table-cell>
              <table:table-cell office:value-type="float" office:value="0.149740510590006">
                <text:p>0.149740510590006</text:p>
              </table:table-cell>
              <table:table-cell office:value-type="float" office:value="0.928052047455033">
                <text:p>0.928052047455033</text:p>
              </table:table-cell>
              <table:table-cell office:value-type="float" office:value="0.066972828166858">
                <text:p>0.0669728281668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868140455579823">
                <text:p>0.868140455579823</text:p>
              </table:table-cell>
              <table:table-cell office:value-type="float" office:value="0.126884420042067">
                <text:p>0.126884420042067</text:p>
              </table:table-cell>
              <table:table-cell office:value-type="float" office:value="0.975889781859931">
                <text:p>0.975889781859931</text:p>
              </table:table-cell>
              <table:table-cell office:value-type="float" office:value="0.0191350937619594">
                <text:p>0.01913509376195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0.887949765149519">
                <text:p>0.887949765149519</text:p>
              </table:table-cell>
              <table:table-cell office:value-type="float" office:value="0.107075110472372">
                <text:p>0.107075110472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0.904987176128467">
                <text:p>0.904987176128467</text:p>
              </table:table-cell>
              <table:table-cell office:value-type="float" office:value="0.0900376994934239">
                <text:p>0.0900376994934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">
                <text:p>65</text:p>
              </table:table-cell>
              <table:table-cell office:value-type="float" office:value="0.91954409948135">
                <text:p>0.91954409948135</text:p>
              </table:table-cell>
              <table:table-cell office:value-type="float" office:value="0.0754807761405409">
                <text:p>0.0754807761405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0.931911651397879">
                <text:p>0.931911651397879</text:p>
              </table:table-cell>
              <table:table-cell office:value-type="float" office:value="0.063113224224012">
                <text:p>0.063113224224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">
                <text:p>75</text:p>
              </table:table-cell>
              <table:table-cell office:value-type="float" office:value="0.942368815338703">
                <text:p>0.942368815338703</text:p>
              </table:table-cell>
              <table:table-cell office:value-type="float" office:value="0.052656060283188">
                <text:p>0.052656060283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0">
                <text:p>80</text:p>
              </table:table-cell>
              <table:table-cell office:value-type="float" office:value="0.951174869923747">
                <text:p>0.951174869923747</text:p>
              </table:table-cell>
              <table:table-cell office:value-type="float" office:value="0.0438500056981438">
                <text:p>0.043850005698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5">
                <text:p>85</text:p>
              </table:table-cell>
              <table:table-cell office:value-type="float" office:value="0.95856520205458">
                <text:p>0.95856520205458</text:p>
              </table:table-cell>
              <table:table-cell office:value-type="float" office:value="0.0364596735673109">
                <text:p>0.0364596735673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">
                <text:p>90</text:p>
              </table:table-cell>
              <table:table-cell office:value-type="float" office:value="0.964749637252599">
                <text:p>0.964749637252599</text:p>
              </table:table-cell>
              <table:table-cell office:value-type="float" office:value="0.0302752383692916">
                <text:p>0.0302752383692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5">
                <text:p>95</text:p>
              </table:table-cell>
              <table:table-cell office:value-type="float" office:value="0.969912526189516">
                <text:p>0.969912526189516</text:p>
              </table:table-cell>
              <table:table-cell office:value-type="float" office:value="0.0251123494323746">
                <text:p>0.0251123494323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0.974213970875402">
                <text:p>0.974213970875402</text:p>
              </table:table-cell>
              <table:table-cell office:value-type="float" office:value="0.0208109047464883">
                <text:p>0.0208109047464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5">
                <text:p>105</text:p>
              </table:table-cell>
              <table:table-cell office:value-type="float" office:value="0.977791720627588">
                <text:p>0.977791720627588</text:p>
              </table:table-cell>
              <table:table-cell office:value-type="float" office:value="0.0172331549943023">
                <text:p>0.0172331549943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0">
                <text:p>110</text:p>
              </table:table-cell>
              <table:table-cell office:value-type="float" office:value="0.980763398203343">
                <text:p>0.980763398203343</text:p>
              </table:table-cell>
              <table:table-cell office:value-type="float" office:value="0.0142614774185477">
                <text:p>0.0142614774185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5">
                <text:p>115</text:p>
              </table:table-cell>
              <table:table-cell office:value-type="float" office:value="0.983228823019721">
                <text:p>0.983228823019721</text:p>
              </table:table-cell>
              <table:table-cell office:value-type="float" office:value="0.0117960526021693">
                <text:p>0.011796052602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0">
                <text:p>120</text:p>
              </table:table-cell>
              <table:table-cell office:value-type="float" office:value="0.985272280513997">
                <text:p>0.985272280513997</text:p>
              </table:table-cell>
              <table:table-cell office:value-type="float" office:value="0.00975259510789391">
                <text:p>0.00975259510789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5">
                <text:p>125</text:p>
              </table:table-cell>
              <table:table-cell office:value-type="float" office:value="0.986964647069218">
                <text:p>0.986964647069218</text:p>
              </table:table-cell>
              <table:table-cell office:value-type="float" office:value="0.00806022855267227">
                <text:p>0.00806022855267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0">
                <text:p>130</text:p>
              </table:table-cell>
              <table:table-cell office:value-type="float" office:value="0.988365322463398">
                <text:p>0.988365322463398</text:p>
              </table:table-cell>
              <table:table-cell office:value-type="float" office:value="0.00665955315849239">
                <text:p>0.00665955315849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0.98952395052726">
                <text:p>0.98952395052726</text:p>
              </table:table-cell>
              <table:table-cell office:value-type="float" office:value="0.00550092509463093">
                <text:p>0.00550092509463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0">
                <text:p>140</text:p>
              </table:table-cell>
              <table:table-cell office:value-type="float" office:value="0.990481927191767">
                <text:p>0.990481927191767</text:p>
              </table:table-cell>
              <table:table-cell office:value-type="float" office:value="0.00454294843012321">
                <text:p>0.00454294843012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5">
                <text:p>145</text:p>
              </table:table-cell>
              <table:table-cell office:value-type="float" office:value="0.991273706297184">
                <text:p>0.991273706297184</text:p>
              </table:table-cell>
              <table:table-cell office:value-type="float" office:value="0.00375116932470651">
                <text:p>0.0037511693247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0">
                <text:p>150</text:p>
              </table:table-cell>
              <table:table-cell office:value-type="float" office:value="0.991927919683174">
                <text:p>0.991927919683174</text:p>
              </table:table-cell>
              <table:table-cell office:value-type="float" office:value="0.00309695593871638">
                <text:p>0.0030969559387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5">
                <text:p>155</text:p>
              </table:table-cell>
              <table:table-cell office:value-type="float" office:value="0.992468330866058">
                <text:p>0.992468330866058</text:p>
              </table:table-cell>
              <table:table-cell office:value-type="float" office:value="0.00255654475583209">
                <text:p>0.00255654475583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0">
                <text:p>160</text:p>
              </table:table-cell>
              <table:table-cell office:value-type="float" office:value="0.992914642243947">
                <text:p>0.992914642243947</text:p>
              </table:table-cell>
              <table:table-cell office:value-type="float" office:value="0.00211023337794326">
                <text:p>0.00211023337794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5">
                <text:p>165</text:p>
              </table:table-cell>
              <table:table-cell office:value-type="float" office:value="0.993283175098023">
                <text:p>0.993283175098023</text:p>
              </table:table-cell>
              <table:table-cell office:value-type="float" office:value="0.00174170052386725">
                <text:p>0.00174170052386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0">
                <text:p>170</text:p>
              </table:table-cell>
              <table:table-cell office:value-type="float" office:value="0.99358744025288">
                <text:p>0.99358744025288</text:p>
              </table:table-cell>
              <table:table-cell office:value-type="float" office:value="0.00143743536901088">
                <text:p>0.0014374353690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5">
                <text:p>175</text:p>
              </table:table-cell>
              <table:table-cell office:value-type="float" office:value="0.993838615499444">
                <text:p>0.993838615499444</text:p>
              </table:table-cell>
              <table:table-cell office:value-type="float" office:value="0.00118626012244644">
                <text:p>0.00118626012244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0">
                <text:p>180</text:p>
              </table:table-cell>
              <table:table-cell office:value-type="float" office:value="0.994045944012145">
                <text:p>0.994045944012145</text:p>
              </table:table-cell>
              <table:table-cell office:value-type="float" office:value="0.00097893160974581">
                <text:p>0.00097893160974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5">
                <text:p>185</text:p>
              </table:table-cell>
              <table:table-cell office:value-type="float" office:value="0.994217066154664">
                <text:p>0.994217066154664</text:p>
              </table:table-cell>
              <table:table-cell office:value-type="float" office:value="0.000807809467226929">
                <text:p>0.000807809467226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0">
                <text:p>190</text:p>
              </table:table-cell>
              <table:table-cell office:value-type="float" office:value="0.994358295349478">
                <text:p>0.994358295349478</text:p>
              </table:table-cell>
              <table:table-cell office:value-type="float" office:value="0.000666580272412515">
                <text:p>0.000666580272412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5">
                <text:p>195</text:p>
              </table:table-cell>
              <table:table-cell office:value-type="float" office:value="0.994474847127439">
                <text:p>0.994474847127439</text:p>
              </table:table-cell>
              <table:table-cell office:value-type="float" office:value="0.000550028494451343">
                <text:p>0.00055002849445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">
                <text:p>200</text:p>
              </table:table-cell>
              <table:table-cell office:value-type="float" office:value="0.994571029090491">
                <text:p>0.994571029090491</text:p>
              </table:table-cell>
              <table:table-cell office:value-type="float" office:value="0.000453846531399463">
                <text:p>0.000453846531399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